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13000001CEEE0AFEC872025705.png" manifest:media-type="image/png"/>
  <manifest:file-entry manifest:full-path="Pictures/10000000000003D40000004D1B8009123421BB70.png" manifest:media-type="image/png"/>
  <manifest:file-entry manifest:full-path="Pictures/10000000000003CC0000010A9A64FA81E08ED953.png" manifest:media-type="image/png"/>
  <manifest:file-entry manifest:full-path="Pictures/1000000000000398000000743BFAB5044203BA0B.png" manifest:media-type="image/png"/>
  <manifest:file-entry manifest:full-path="Pictures/10000000000003650000002E63AC069DC257E78B.png" manifest:media-type="image/png"/>
  <manifest:file-entry manifest:full-path="Pictures/10000000000003B200000079C01D7A813E07870F.png" manifest:media-type="image/png"/>
  <manifest:file-entry manifest:full-path="Pictures/10000000000002BE00000047EE2FE51A7012A62E.png" manifest:media-type="image/png"/>
  <manifest:file-entry manifest:full-path="Pictures/10000000000003C300000243A5E6BB32C0633C61.png" manifest:media-type="image/png"/>
  <manifest:file-entry manifest:full-path="Pictures/100000000000052C00000329112BC66C51B4E4BF.png" manifest:media-type="image/png"/>
  <manifest:file-entry manifest:full-path="Pictures/1000000000000381000000600C7E52FD346073A1.png" manifest:media-type="image/png"/>
  <manifest:file-entry manifest:full-path="Pictures/10000000000003FE000000315B09F410845C1B72.png" manifest:media-type="image/png"/>
  <manifest:file-entry manifest:full-path="Pictures/100000000000031A0000011640BD53C705A507E4.png" manifest:media-type="image/png"/>
  <manifest:file-entry manifest:full-path="Pictures/10000000000001720000013622B1CECAB1180C5B.png" manifest:media-type="image/png"/>
  <manifest:file-entry manifest:full-path="Pictures/10000000000002890000008494B5F8CE85DBF2B6.png" manifest:media-type="image/png"/>
  <manifest:file-entry manifest:full-path="Pictures/1000000000000273000000DFDD70E1DB323A744C.png" manifest:media-type="image/png"/>
  <manifest:file-entry manifest:full-path="Pictures/10000000000003DD0000010244679D7A0E9C4FD9.png" manifest:media-type="image/png"/>
  <manifest:file-entry manifest:full-path="Pictures/100000000000027B000000554D973B93AE356E1A.png" manifest:media-type="image/png"/>
  <manifest:file-entry manifest:full-path="Pictures/1000000000000334000000BED14C289EDBFA5FA7.png" manifest:media-type="image/png"/>
  <manifest:file-entry manifest:full-path="Pictures/100000000000036800000063BC611BC59D1E23B6.png" manifest:media-type="image/png"/>
  <manifest:file-entry manifest:full-path="Pictures/100000000000036E000000FC84D7F70D7599FC8D.png" manifest:media-type="image/png"/>
  <manifest:file-entry manifest:full-path="Pictures/100000000000037E0000006A3EDA014AECFFE097.png" manifest:media-type="image/png"/>
  <manifest:file-entry manifest:full-path="Pictures/10000000000003870000008B9B5F39B7E079B0EB.png" manifest:media-type="image/png"/>
  <manifest:file-entry manifest:full-path="Pictures/100000000000024D0000006E79AC1DCF05E693B1.png" manifest:media-type="image/png"/>
  <manifest:file-entry manifest:full-path="Pictures/10000000000006D30000029EAEA5AD2E55D93AA0.png" manifest:media-type="image/png"/>
  <manifest:file-entry manifest:full-path="Pictures/10000000000006C4000001D8A2D2E742C1A5B27F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131a23" officeooo:paragraph-rsid="00131a23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normal" officeooo:rsid="001a7cba" officeooo:paragraph-rsid="001a7cba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1c451b" officeooo:paragraph-rsid="001c451b" style:font-size-asian="12pt" style:font-weight-asian="normal" style:font-size-complex="12pt" style:font-weight-complex="normal"/>
    </style:style>
    <style:style style:name="P4" style:family="paragraph" style:parent-style-name="Standard">
      <style:text-properties fo:font-size="12pt" fo:font-weight="normal" officeooo:rsid="001ce14f" officeooo:paragraph-rsid="001ce14f" style:font-size-asian="10.5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1ce14f" officeooo:paragraph-rsid="002690dc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2pt" fo:font-weight="normal" officeooo:rsid="001fc57f" officeooo:paragraph-rsid="001fc57f" style:font-size-asian="10.5pt" style:font-weight-asian="normal" style:font-size-complex="12pt" style:font-weight-complex="normal"/>
    </style:style>
    <style:style style:name="P7" style:family="paragraph" style:parent-style-name="Standard">
      <style:text-properties fo:font-size="12pt" fo:font-weight="normal" officeooo:rsid="001fc57f" officeooo:paragraph-rsid="0035566a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2b3d38" officeooo:paragraph-rsid="002b3d38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2ec80b" officeooo:paragraph-rsid="002ec80b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305e38" officeooo:paragraph-rsid="00305e38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346025" officeooo:paragraph-rsid="00346025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396e7e" officeooo:paragraph-rsid="00396e7e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3bdc83" officeooo:paragraph-rsid="003bdc83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3fa662" officeooo:paragraph-rsid="003fa662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413c50" officeooo:paragraph-rsid="00413c50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41bebf" officeooo:paragraph-rsid="0041bebf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46ed55" officeooo:paragraph-rsid="0046ed55" style:font-size-asian="10.5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4bea55" officeooo:paragraph-rsid="004bea55" style:font-size-asian="10.5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rsid="004bea55" officeooo:paragraph-rsid="004ec315" style:font-size-asian="10.5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rsid="005087af" officeooo:paragraph-rsid="005087af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solid" style:text-underline-width="auto" style:text-underline-color="font-color" fo:font-weight="normal" officeooo:rsid="005087af" officeooo:paragraph-rsid="005087af" style:font-size-asian="10.5pt" style:font-weight-asian="normal" style:font-size-complex="12pt" style:font-weight-complex="normal"/>
    </style:style>
    <style:style style:name="P22" style:family="paragraph" style:parent-style-name="Standard">
      <style:text-properties officeooo:rsid="0011771c" officeooo:paragraph-rsid="0011771c"/>
    </style:style>
    <style:style style:name="P23" style:family="paragraph" style:parent-style-name="Standard">
      <style:text-properties officeooo:rsid="0011eb25" officeooo:paragraph-rsid="0011eb25"/>
    </style:style>
    <style:style style:name="P24" style:family="paragraph" style:parent-style-name="Standard">
      <style:text-properties officeooo:rsid="00131a23" officeooo:paragraph-rsid="00131a23"/>
    </style:style>
    <style:style style:name="P25" style:family="paragraph" style:parent-style-name="Standard">
      <style:text-properties fo:font-size="14pt" fo:font-weight="bold" officeooo:rsid="001ce14f" officeooo:paragraph-rsid="001ce14f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line-height="107%" fo:text-indent="0cm" style:auto-text-indent="false" fo:padding-left="0cm" fo:padding-right="0cm" fo:padding-top="0cm" fo:padding-bottom="0.035cm" fo:border-left="none" fo:border-right="none" fo:border-top="none" fo:border-bottom="0.51pt solid #000000" style:writing-mode="lr-tb"/>
    </style:style>
    <style:style style:name="P27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paragraph-rsid="000c21ae"/>
    </style:style>
    <style:style style:name="P28" style:family="paragraph" style:parent-style-name="Standard">
      <style:paragraph-properties fo:margin-left="0cm" fo:margin-right="0cm" fo:line-height="107%" fo:text-indent="0cm" style:auto-text-indent="false" style:writing-mode="lr-tb"/>
      <style:text-properties officeooo:rsid="000c21ae" officeooo:paragraph-rsid="000c21ae"/>
    </style:style>
    <style:style style:name="P29" style:family="paragraph" style:parent-style-name="Standard">
      <style:paragraph-properties fo:margin-left="0cm" fo:margin-right="0cm" fo:line-height="107%" fo:text-indent="0cm" style:auto-text-indent="false" style:writing-mode="lr-tb"/>
      <style:text-properties fo:font-size="12pt" style:font-size-asian="12pt" style:font-size-complex="12pt"/>
    </style:style>
    <style:style style:name="P30" style:family="paragraph" style:parent-style-name="Standard" style:list-style-name="L1">
      <style:text-properties fo:font-size="12pt" fo:font-weight="normal" officeooo:rsid="002690dc" officeooo:paragraph-rsid="002690dc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normal" officeooo:rsid="005087af" officeooo:paragraph-rsid="005087af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fo:font-weight="normal" officeooo:rsid="0054421a" officeooo:paragraph-rsid="0054421a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fo:font-weight="normal" officeooo:rsid="0054d54b" officeooo:paragraph-rsid="0054d54b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35" style:family="paragraph" style:parent-style-name="Standard" style:list-style-name="L2">
      <style:text-properties fo:font-size="12pt" fo:font-weight="normal" officeooo:rsid="0057a639" officeooo:paragraph-rsid="0057a639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fo:font-weight="normal" officeooo:rsid="0041bebf" officeooo:paragraph-rsid="0041bebf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fo:font-weight="normal" officeooo:rsid="005975ac" officeooo:paragraph-rsid="005975ac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fo:font-weight="normal" officeooo:rsid="005b0342" officeooo:paragraph-rsid="005b0342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fo:font-weight="normal" officeooo:rsid="005db793" officeooo:paragraph-rsid="005db793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fo:font-weight="normal" officeooo:rsid="005e3ff0" officeooo:paragraph-rsid="005e3ff0" style:font-size-asian="10.5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5fda7e" officeooo:paragraph-rsid="005fda7e" style:font-size-asian="10.5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61a035" officeooo:paragraph-rsid="0061a035" style:font-size-asian="10.5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65299a" officeooo:paragraph-rsid="0065299a" style:font-size-asian="10.5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normal" officeooo:rsid="006555aa" officeooo:paragraph-rsid="006555aa" style:font-size-asian="10.5pt" style:font-weight-asian="normal" style:font-size-complex="12pt" style:font-weight-complex="normal"/>
    </style:style>
    <style:style style:name="P45" style:family="paragraph" style:parent-style-name="Standard">
      <style:text-properties fo:font-size="12pt" fo:font-weight="normal" officeooo:rsid="0067c908" officeooo:paragraph-rsid="0067c908" style:font-size-asian="10.5pt" style:font-weight-asian="normal" style:font-size-complex="12pt" style:font-weight-complex="normal"/>
    </style:style>
    <style:style style:name="P46" style:family="paragraph" style:parent-style-name="Standard">
      <style:text-properties fo:font-size="12pt" fo:font-weight="normal" officeooo:rsid="006968cd" officeooo:paragraph-rsid="006968cd" style:font-size-asian="10.5pt" style:font-weight-asian="normal" style:font-size-complex="12pt" style:font-weight-complex="normal"/>
    </style:style>
    <style:style style:name="P47" style:family="paragraph" style:parent-style-name="Standard">
      <style:text-properties fo:font-size="12pt" fo:font-weight="normal" officeooo:rsid="006a659d" officeooo:paragraph-rsid="006a659d" style:font-size-asian="10.5pt" style:font-weight-asian="normal" style:font-size-complex="12pt" style:font-weight-complex="normal"/>
    </style:style>
    <style:style style:name="P48" style:family="paragraph">
      <style:paragraph-properties fo:margin-left="0cm" fo:margin-right="0cm" fo:line-height="106%" fo:text-indent="0cm"/>
    </style:style>
    <style:style style:name="P49" style:family="paragraph">
      <loext:graphic-properties draw:fill="solid" draw:fill-color="#f8f8f8"/>
      <style:paragraph-properties fo:margin-left="0cm" fo:margin-right="0cm" fo:line-height="106%" fo:text-indent="0cm"/>
      <style:text-properties fo:font-size="12pt"/>
    </style:style>
    <style:style style:name="T1" style:family="text">
      <style:text-properties fo:font-size="20pt" fo:font-weight="bold" style:font-size-asian="20pt" style:font-weight-asian="bold"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c21ae" style:font-size-asian="12pt" style:font-size-complex="12pt"/>
    </style:style>
    <style:style style:name="T4" style:family="text">
      <style:text-properties fo:font-size="12pt" officeooo:rsid="000d5a0b" style:font-size-asian="12pt" style:font-size-complex="12pt"/>
    </style:style>
    <style:style style:name="T5" style:family="text">
      <style:text-properties fo:font-size="12pt" officeooo:rsid="000ef0a9" style:font-size-asian="12pt" style:font-size-complex="12pt"/>
    </style:style>
    <style:style style:name="T6" style:family="text">
      <style:text-properties fo:font-size="12pt" officeooo:rsid="0016cf1b" style:font-size-asian="12pt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bold" officeooo:rsid="0016cf1b" style:font-size-asian="12pt" style:font-weight-asian="bold" style:font-size-complex="12pt" style:font-weight-complex="bold"/>
    </style:style>
    <style:style style:name="T9" style:family="text">
      <style:text-properties fo:font-size="12pt" fo:font-weight="bold" officeooo:rsid="0018b8eb" style:font-size-asian="12pt" style:font-weight-asian="bold" style:font-size-complex="12pt" style:font-weight-complex="bold"/>
    </style:style>
    <style:style style:name="T10" style:family="text">
      <style:text-properties fo:font-size="12pt" fo:font-weight="bold" style:font-size-asian="10.5pt" style:font-weight-asian="bold" style:font-size-complex="12pt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a7cba" style:font-weight-asian="bold" style:font-weight-complex="bold"/>
    </style:style>
    <style:style style:name="T13" style:family="text">
      <style:text-properties fo:font-weight="bold" officeooo:rsid="00346025" style:font-weight-asian="bold" style:font-weight-complex="bold"/>
    </style:style>
    <style:style style:name="T14" style:family="text">
      <style:text-properties fo:font-weight="bold" officeooo:rsid="00413c50" style:font-weight-asian="bold" style:font-weight-complex="bold"/>
    </style:style>
    <style:style style:name="T15" style:family="text">
      <style:text-properties fo:font-weight="bold" officeooo:rsid="0065565c" style:font-weight-asian="bold" style:font-weight-complex="bold"/>
    </style:style>
    <style:style style:name="T16" style:family="text">
      <style:text-properties fo:font-weight="bold" officeooo:rsid="0065f602" style:font-weight-asian="bold" style:font-weight-complex="bold"/>
    </style:style>
    <style:style style:name="T17" style:family="text">
      <style:text-properties fo:font-size="14pt" fo:font-weight="bold" officeooo:rsid="001538b0" style:font-size-asian="12.25pt" style:font-weight-asian="bold" style:font-size-complex="14pt"/>
    </style:style>
    <style:style style:name="T18" style:family="text">
      <style:text-properties fo:font-size="14pt" fo:font-weight="bold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1538b0" style:font-size-asian="14pt" style:font-weight-asian="bold" style:font-size-complex="14pt" style:font-weight-complex="bold"/>
    </style:style>
    <style:style style:name="T20" style:family="text">
      <style:text-properties fo:font-size="14pt" fo:font-weight="bold" officeooo:rsid="00153d73" style:font-size-asian="14pt" style:font-weight-asian="bold" style:font-size-complex="14pt" style:font-weight-complex="bold"/>
    </style:style>
    <style:style style:name="T21" style:family="text">
      <style:text-properties fo:font-size="14pt" fo:font-weight="bold" officeooo:rsid="0016cf1b" style:font-size-asian="14pt" style:font-weight-asian="bold" style:font-size-complex="14pt" style:font-weight-complex="bold"/>
    </style:style>
    <style:style style:name="T22" style:family="text">
      <style:text-properties fo:font-size="14pt" fo:font-weight="bold" officeooo:rsid="001a7cba" style:font-size-asian="14pt" style:font-weight-asian="bold" style:font-size-complex="14pt" style:font-weight-complex="bold"/>
    </style:style>
    <style:style style:name="T23" style:family="text">
      <style:text-properties fo:font-size="14pt" fo:font-weight="bold" officeooo:rsid="002b3d38" style:font-size-asian="14pt" style:font-weight-asian="bold" style:font-size-complex="14pt" style:font-weight-complex="bold"/>
    </style:style>
    <style:style style:name="T24" style:family="text">
      <style:text-properties fo:font-size="14pt" fo:font-style="normal" fo:font-weight="bold" officeooo:rsid="004ec315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officeooo:rsid="001a7cba"/>
    </style:style>
    <style:style style:name="T26" style:family="text">
      <style:text-properties officeooo:rsid="001fc57f"/>
    </style:style>
    <style:style style:name="T27" style:family="text">
      <style:text-properties officeooo:rsid="002d2d6e"/>
    </style:style>
    <style:style style:name="T28" style:family="text">
      <style:text-properties officeooo:rsid="002ec8d4"/>
    </style:style>
    <style:style style:name="T29" style:family="text">
      <style:text-properties fo:font-style="italic" style:text-underline-style="solid" style:text-underline-width="auto" style:text-underline-color="font-color" fo:font-weight="bold" officeooo:rsid="002ec8d4" style:font-style-asian="italic" style:font-weight-asian="bold" style:font-style-complex="italic" style:font-weight-complex="bold"/>
    </style:style>
    <style:style style:name="T30" style:family="text">
      <style:text-properties officeooo:rsid="00346025"/>
    </style:style>
    <style:style style:name="T31" style:family="text">
      <style:text-properties officeooo:rsid="003ec974"/>
    </style:style>
    <style:style style:name="T32" style:family="text">
      <style:text-properties officeooo:rsid="00413c50"/>
    </style:style>
    <style:style style:name="T33" style:family="text">
      <style:text-properties officeooo:rsid="004d41a8"/>
    </style:style>
    <style:style style:name="T34" style:family="text">
      <style:text-properties officeooo:rsid="00584113"/>
    </style:style>
    <style:style style:name="T35" style:family="text">
      <style:text-properties officeooo:rsid="006555aa"/>
    </style:style>
    <style:style style:name="T36" style:family="text">
      <style:text-properties officeooo:rsid="0065565c"/>
    </style:style>
    <style:style style:name="T37" style:family="text">
      <style:text-properties officeooo:rsid="0065f602"/>
    </style:style>
    <style:style style:name="T38" style:family="text"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ch2_options="{'Style': 'default', 'Language': 'Bash Session', 'UseCharStyles': False, 'LineNumberRatio': 100, 'LineNumberStart': 6, 'MasterCharStyle': '', 'ShowLineNumbers': 0, 'ColourizeBackground': 1, 'LineNumberSeparator': '  ', 'LineNumberPaddingSymbol': '', 'StoreOptionsWithSnippet': 1}" draw:stroke="none" svg:stroke-color="#000000" draw:fill="solid" draw:fill-color="#f8f8f8" fo:min-height="0.707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 loext:marker-style-name="T1"><text:span text:style-name="T1"><text:s text:c="5"/>LİNUX NOTLARI</text:span></text:p>
      <text:p text:style-name="P27" loext:marker-style-name="T2"><text:span text:style-name="T1"><text:line-break/></text:span><text:span text:style-name="T17">Echo</text:span><text:span text:style-name="T1"><text:line-break/></text:span><text:span text:style-name="T10"><text:line-break/></text:span><text:span text:style-name="T2">İlk olarak, yazdırma yapmak istediğimiz metin için “</text:span><text:span text:style-name="T7">echo</text:span><text:span text:style-name="T2">” komutunu kullanıyoruz.<text:line-break/><text:line-break/></text:span><text:span text:style-name="T21">Clear</text:span></text:p>
      <text:p text:style-name="P27" loext:marker-style-name="T2"><text:span text:style-name="T3"><text:line-break/>“</text:span><text:span text:style-name="T9">c</text:span><text:span text:style-name="T8">lear</text:span><text:span text:style-name="T6">” komutu ile mevcut terminaldeki tüm ekran temizlenir.</text:span></text:p>
      <text:p text:style-name="P27" loext:marker-style-name="T2"><text:span text:style-name="T3"><text:line-break/></text:span><text:span text:style-name="T19">Cal</text:span><text:span text:style-name="T20">endar</text:span><text:span text:style-name="T3"><text:line-break/><text:line-break/>Takvim seçeneğini çalıştırmak için “</text:span><text:span text:style-name="T4">cal</text:span><text:span text:style-name="T3">” </text:span><text:span text:style-name="T4">komutu çalıştırılır.</text:span><text:span text:style-name="T3"> <text:line-break/>(Paket yükleme daha sonradan ele alınacak)<text:line-break/></text:span></text:p>
      <text:p text:style-name="P28" loext:marker-style-name="T2"><draw:frame text:anchor-type="paragraph" draw:z-index="0" draw:name="Metin Çerçevesi 1" draw:style-name="gr1" draw:text-style-name="P49" svg:width="15.029cm" svg:height="0.708cm" svg:x="0.182cm" svg:y="0.065cm"><draw:text-box><text:p text:style-name="P48"><text:span text:style-name="T38">sudo apt-get install ncal -y</text:span></text:p></draw:text-box></draw:frame><text:span text:style-name="T5"/></text:p>
      <text:p text:style-name="P29" loext:marker-style-name="T2"/>
      <text:p text:style-name="P22"/>
      <text:p text:style-name="P22">Burada eğer takvimi yıl olarak almak istersek aşağıdaki şekilde alabiliriz.<text:line-break/></text:p>
      <text:p text:style-name="P22"><draw:frame text:anchor-type="paragraph" draw:z-index="1" draw:name="Metin Çerçevesi 2" draw:style-name="gr1" draw:text-style-name="P49" svg:width="15.029cm" svg:height="0.708cm" svg:x="0.182cm" svg:y="0.065cm"><draw:text-box><text:p text:style-name="P48"><text:span text:style-name="T38">cal -y</text:span></text:p></draw:text-box></draw:frame><text:line-break/></text:p>
      <text:p text:style-name="P22"/>
      <text:p text:style-name="P23">2018 yılı için takvimi getirmek istersek</text:p>
      <text:p text:style-name="P23"/>
      <text:p text:style-name="P23"><draw:frame text:anchor-type="paragraph" draw:z-index="2" draw:name="Metin Çerçevesi 3" draw:style-name="gr1" draw:text-style-name="P49" svg:width="15.029cm" svg:height="0.708cm" svg:x="0.182cm" svg:y="0.065cm"><draw:text-box><text:p text:style-name="P48"><text:span text:style-name="T38">cal 2018</text:span></text:p></draw:text-box></draw:frame></text:p>
      <text:p text:style-name="P22"/>
      <text:p text:style-name="P22"/>
      <text:p text:style-name="P24">Mevcut tarihi almak için “<text:span text:style-name="T11">date</text:span>” komutu kullanılır.</text:p>
      <text:p text:style-name="P24"/>
      <text:p text:style-name="P24"><text:line-break/><text:span text:style-name="T22">History</text:span></text:p>
      <text:p text:style-name="P24"><text:span text:style-name="T22"/></text:p>
      <text:p text:style-name="P1"><text:span text:style-name="T25">“</text:span><text:span text:style-name="T12">history</text:span><text:span text:style-name="T25">” komutu ile geçmişte terminalde çalıştırılan komutlar görüntülenebilir.<text:line-break/><text:line-break/></text:span></text:p>
      <text:p text:style-name="P1"><draw:frame draw:style-name="fr3" draw:name="Görüntü1" text:anchor-type="char" svg:x="3.29cm" svg:y="0.191cm" svg:width="11.423cm" svg:height="7.331cm" draw:z-index="3"><draw:image xlink:href="Pictures/1000000000000213000001CEEE0AFEC872025705.png" xlink:type="simple" xlink:show="embed" xlink:actuate="onLoad" draw:mime-type="image/png"/></draw:frame></text:p>
      <text:p text:style-name="P2"><text:soft-page-break/><text:line-break/>Eğer ki geçmiş içerisinde 5. sıradaki komutu çalıştırmak istersek “<text:span text:style-name="T11">!5</text:span>” komutu çalıştırılır.</text:p>
      <text:p text:style-name="P2"/>
      <text:p text:style-name="P3">Geçmişteki son komutu çalıştırmak istersek “<text:span text:style-name="T11">!!</text:span>” komutu çalıştırılır.</text:p>
      <text:p text:style-name="P3"/>
      <text:p text:style-name="P3">Geçmişi temizlemek istersek;<text:line-break/></text:p>
      <text:p text:style-name="P3"><draw:frame text:anchor-type="paragraph" draw:z-index="4" draw:name="Metin Çerçevesi 4" draw:style-name="gr1" draw:text-style-name="P49" svg:width="15.029cm" svg:height="0.708cm" svg:x="0.182cm" svg:y="0.065cm"><draw:text-box><text:p text:style-name="P48"><text:span text:style-name="T38">history -c</text:span></text:p></draw:text-box></draw:frame><text:line-break/></text:p>
      <text:p text:style-name="P3"/>
      <text:p text:style-name="P25">Komut Yapısı</text:p>
      <text:p text:style-name="P25"/>
      <text:p text:style-name="P4"><draw:frame text:anchor-type="paragraph" draw:z-index="5" draw:name="Metin Çerçevesi 5" draw:style-name="gr1" draw:text-style-name="P49" svg:width="15.029cm" svg:height="0.708cm" svg:x="0.182cm" svg:y="0.065cm"><draw:text-box><text:p text:style-name="P48"><text:span text:style-name="T38">komut_adi secenek girdi</text:span></text:p></draw:text-box></draw:frame></text:p>
      <text:p text:style-name="P4"/>
      <text:p text:style-name="P5"/>
      <text:list text:style-name="L1">
        <text:list-item>
          <text:p text:style-name="P30">Seçenekler - ile yazılır.</text:p>
        </text:list-item>
        <text:list-item>
          <text:p text:style-name="P30">Seçeneklerin uzun hali ile yazılışında <text:s/>-- kullanılır.</text:p>
        </text:list-item>
        <text:list-item>
          <text:p text:style-name="P30">Girdiler ise düz şekilde yazılır<text:line-break/></text:p>
        </text:list-item>
      </text:list>
      <text:p text:style-name="P5"><draw:frame text:anchor-type="paragraph" draw:z-index="10" draw:name="Metin Çerçevesi 8" draw:style-name="gr1" draw:text-style-name="P49" svg:width="15.029cm" svg:height="0.708cm" svg:x="0.182cm" svg:y="0.065cm"><draw:text-box><text:p text:style-name="P48"><text:span text:style-name="T38">date -u</text:span></text:p></draw:text-box></draw:frame></text:p>
      <text:p text:style-name="P5"/>
      <text:p text:style-name="P5"><draw:frame text:anchor-type="paragraph" draw:z-index="11" draw:name="Metin Çerçevesi 9" draw:style-name="gr1" draw:text-style-name="P49" svg:width="15.029cm" svg:height="0.708cm" svg:x="0.182cm" svg:y="0.065cm"><draw:text-box><text:p text:style-name="P48"><text:span text:style-name="T38">date --universal</text:span></text:p></draw:text-box></draw:frame></text:p>
      <text:p text:style-name="P5"/>
      <text:p text:style-name="P5"><draw:frame text:anchor-type="paragraph" draw:z-index="12" draw:name="Metin Çerçevesi 10" draw:style-name="gr1" draw:text-style-name="P49" svg:width="15.029cm" svg:height="0.708cm" svg:x="0.182cm" svg:y="0.065cm"><draw:text-box><text:p text:style-name="P48"><text:span text:style-name="T38">cal -A 2 9 2023</text:span></text:p></draw:text-box></draw:frame></text:p>
      <text:p text:style-name="P5"><text:line-break/><text:line-break/>Şimdi ise komutların nereden geldiğini anlayalım.<text:line-break/><text:line-break/>Program dosyalarının nereden geldiğini anlamak için önce tüm dosyaları listeleyelim.</text:p>
      <text:p text:style-name="P4"/>
      <text:p text:style-name="P4"><draw:frame text:anchor-type="paragraph" draw:z-index="6" draw:name="Metin Çerçevesi 6" draw:style-name="gr1" draw:text-style-name="P49" svg:width="15.029cm" svg:height="0.708cm" svg:x="0.182cm" svg:y="0.065cm"><draw:text-box><text:p text:style-name="P48"><text:span text:style-name="T38">echo $PATH</text:span></text:p></draw:text-box></draw:frame></text:p>
      <text:p text:style-name="P4"/>
      <text:p text:style-name="P4"><text:line-break/><draw:frame draw:style-name="fr1" draw:name="Görüntü2" text:anchor-type="char" svg:width="18.002cm" svg:height="1.413cm" draw:z-index="7"><draw:image xlink:href="Pictures/10000000000003D40000004D1B8009123421BB70.png" xlink:type="simple" xlink:show="embed" xlink:actuate="onLoad" draw:mime-type="image/png"/></draw:frame><text:span text:style-name="T26">Biz terminale bir komut girdiğimizde bu sırayla klasörlere bakarak komutu bulur.</text:span></text:p>
      <text:p text:style-name="P4"/>
      <text:p text:style-name="P6">Hangi klasörün nerede olduğunu anlamak için “<text:span text:style-name="T11">which</text:span>” komutunu çalıştırırız.</text:p>
      <text:p text:style-name="P6"/>
      <text:p text:style-name="P6"><draw:frame text:anchor-type="paragraph" draw:z-index="8" draw:name="Metin Çerçevesi 7" draw:style-name="gr1" draw:text-style-name="P49" svg:width="15.029cm" svg:height="0.708cm" svg:x="0.182cm" svg:y="0.065cm"><draw:text-box><text:p text:style-name="P48"><text:span text:style-name="T38">which date</text:span></text:p></draw:text-box></draw:frame></text:p>
      <text:p text:style-name="P6"><draw:frame draw:style-name="fr2" draw:name="Görüntü3" text:anchor-type="char" svg:x="0cm" svg:y="0.487cm" svg:width="18.002cm" svg:height="0.953cm" draw:z-index="9"><draw:image xlink:href="Pictures/10000000000003650000002E63AC069DC257E78B.png" xlink:type="simple" xlink:show="embed" xlink:actuate="onLoad" draw:mime-type="image/png"/></draw:frame></text:p>
      <text:p text:style-name="P6"/>
      <text:p text:style-name="P7"><draw:frame text:anchor-type="paragraph" draw:z-index="17" draw:name="Metin Çerçevesi 13" draw:style-name="gr1" draw:text-style-name="P49" svg:width="15.029cm" svg:height="0.708cm" svg:x="0.182cm" svg:y="0.065cm"><draw:text-box><text:p text:style-name="P48"><text:span text:style-name="T38">which call echo cd</text:span></text:p></draw:text-box></draw:frame><text:line-break/><text:line-break/></text:p>
      <text:p text:style-name="P7"><draw:frame draw:style-name="fr2" draw:name="Görüntü6" text:anchor-type="char" svg:x="0.09cm" svg:y="0cm" svg:width="14.674cm" svg:height="1.503cm" draw:z-index="18"><draw:image xlink:href="Pictures/10000000000002BE00000047EE2FE51A7012A62E.png" xlink:type="simple" xlink:show="embed" xlink:actuate="onLoad" draw:mime-type="image/png"/></draw:frame></text:p>
      <text:p text:style-name="P7"><text:span text:style-name="T23"/></text:p>
      <text:p text:style-name="P7"><text:span text:style-name="T23"/></text:p>
      <text:p text:style-name="P7"><text:span text:style-name="T23"/></text:p>
      <text:p text:style-name="P7"><text:span text:style-name="T23"/></text:p>
      <text:p text:style-name="P7"><text:span text:style-name="T23"/></text:p>
      <text:p text:style-name="P7"><text:soft-page-break/><text:span text:style-name="T23">MAN PAGES</text:span></text:p>
      <text:p text:style-name="P6"><text:span text:style-name="T23"/></text:p>
      <text:p text:style-name="P8">Linux içerisindeki kodları ezberlememize gerek yoktur. Linux komutların ne işe yaradığını gösteren bir mekanizma sağlar. <text:span text:style-name="T27">(</text:span><text:a xlink:type="simple" xlink:href="https://www.man7.org/linux/man-pages/index.html" text:style-name="Internet_20_link" text:visited-style-name="Visited_20_Internet_20_Link"><text:span text:style-name="Citation"><text:span text:style-name="T27">https://www.man7.org/linux/man-pages/index.html</text:span></text:span></text:a><text:span text:style-name="T27">)</text:span></text:p>
      <text:p text:style-name="P9"><text:line-break/>Linux Man Pages içinde komutlar 8 kategoriye ayrılmıştır.</text:p>
      <text:p text:style-name="P9"/>
      <text:p text:style-name="P9">“<text:span text:style-name="T11">man</text:span>” komutu ile çalışır. Örneğin <text:span text:style-name="T11">which</text:span> komutu <text:span text:style-name="T28">ile </text:span><text:span text:style-name="T29">alakalı</text:span><text:span text:style-name="T28"> komutlara</text:span> bakmak istersek <text:span text:style-name="T31">aşağıdaki şekilde yapabiliriz. Buarada -k ile komutun içinde veya açıklamasının içinde which geçenleri aradık.</text:span></text:p>
      <text:p text:style-name="P9"/>
      <text:p text:style-name="P9"><draw:frame text:anchor-type="paragraph" draw:z-index="14" draw:name="Metin Çerçevesi 11" draw:style-name="gr1" draw:text-style-name="P49" svg:width="15.029cm" svg:height="0.708cm" svg:x="0.182cm" svg:y="0.065cm"><draw:text-box><text:p text:style-name="P48"><text:span text:style-name="T38">man -k which</text:span></text:p></draw:text-box></draw:frame><text:line-break/><text:line-break/></text:p>
      <text:p text:style-name="P9"><draw:frame draw:style-name="fr1" draw:name="Görüntü4" text:anchor-type="char" svg:width="18.002cm" svg:height="4.927cm" draw:z-index="13"><draw:image xlink:href="Pictures/10000000000003CC0000010A9A64FA81E08ED953.png" xlink:type="simple" xlink:show="embed" xlink:actuate="onLoad" draw:mime-type="image/png"/></draw:frame></text:p>
      <text:p text:style-name="P10"><text:span text:style-name="T11">which</text:span> komutunun ne işe yaradığını öğrenmek istersek</text:p>
      <text:p text:style-name="P10"/>
      <text:p text:style-name="P10"><draw:frame text:anchor-type="paragraph" draw:z-index="16" draw:name="Metin Çerçevesi 12" draw:style-name="gr1" draw:text-style-name="P49" svg:width="15.029cm" svg:height="0.708cm" svg:x="0.182cm" svg:y="0.065cm"><draw:text-box><text:p text:style-name="P48"><text:span text:style-name="T38">man which</text:span></text:p></draw:text-box></draw:frame></text:p>
      <text:p text:style-name="P10"/>
      <text:p text:style-name="P10"><draw:frame draw:style-name="fr5" draw:name="Görüntü5" text:anchor-type="char" svg:width="18.002cm" svg:height="10.823cm" draw:z-index="15"><draw:image xlink:href="Pictures/10000000000003C300000243A5E6BB32C0633C61.png" xlink:type="simple" xlink:show="embed" xlink:actuate="onLoad" draw:mime-type="image/png"/></draw:frame><text:line-break/><text:span text:style-name="T30">Yukarıda dikkat edilmesi gereken bir diğer nokta</text:span><text:span text:style-name="T13"> [ ] </text:span><text:span text:style-name="T30">köşeli parantez içinde kullanabileceğim opsiyonlar var.</text:span></text:p>
      <text:p text:style-name="P10"/>
      <text:p text:style-name="P11">Köşeli parantez bu opsiyonların zorunlu olmadığını gösterir.</text:p>
      <text:p text:style-name="P11"><text:soft-page-break/></text:p>
      <text:p text:style-name="P12">Eğer zorunlu bir kullanım olursa <text:span text:style-name="T11">&lt; &gt;</text:span> ile gösterilir.</text:p>
      <text:p text:style-name="P12"/>
      <text:p text:style-name="P12"/>
      <text:p text:style-name="P12"><draw:frame text:anchor-type="paragraph" draw:z-index="19" draw:name="Metin Çerçevesi 14" draw:style-name="gr1" draw:text-style-name="P49" svg:width="15.029cm" svg:height="0.708cm" svg:x="0.182cm" svg:y="-0.268cm"><draw:text-box><text:p text:style-name="P48"><text:span text:style-name="T38">which [ -a ] &lt;OPTION&gt; filename ...</text:span></text:p></draw:text-box></draw:frame></text:p>
      <text:p text:style-name="P12"/>
      <text:p text:style-name="P13">Eğer veya işareti kullanmak istersek bu opsiyonlar içerisinde<text:span text:style-name="T11"> |</text:span> işareti kullanırız. Burada veya bildiğimiz lojikteki gibi değil de, bu ikisinden biri ile çalıştırabilirsiniz anlamında.<text:line-break/></text:p>
      <text:p text:style-name="P13"/>
      <text:p text:style-name="P13"><draw:frame text:anchor-type="paragraph" draw:z-index="20" draw:name="Metin Çerçevesi 15" draw:style-name="gr1" draw:text-style-name="P49" svg:width="15.029cm" svg:height="0.708cm" svg:x="0.182cm" svg:y="-0.268cm"><draw:text-box><text:p text:style-name="P48"><text:span text:style-name="T38">which [ -a | -b ] &lt;OPTION&gt; filename ...</text:span></text:p></draw:text-box></draw:frame></text:p>
      <text:p text:style-name="P13"/>
      <text:p text:style-name="P13">Eğer birden fazla opsiyonu aynı anda kullanmak istersek;</text:p>
      <text:p text:style-name="P13"/>
      <text:p text:style-name="P13"/>
      <text:p text:style-name="P13"><draw:frame text:anchor-type="paragraph" draw:z-index="21" draw:name="Metin Çerçevesi 16" draw:style-name="gr1" draw:text-style-name="P49" svg:width="15.029cm" svg:height="0.708cm" svg:x="0.182cm" svg:y="-0.268cm"><draw:text-box><text:p text:style-name="P48"><text:span text:style-name="T38">which [ -a , -b, -c ] &lt;OPTION&gt; filename ...</text:span></text:p></draw:text-box></draw:frame></text:p>
      <text:p text:style-name="P13"/>
      <text:p text:style-name="P12"/>
      <text:p text:style-name="P14">Örneğin bir komut arıyoruz ve bu komutun klasörleri listeleme ile ilgili olduğunu biliyoruz.<text:line-break/><text:line-break/></text:p>
      <text:p text:style-name="P14"><draw:frame text:anchor-type="paragraph" draw:z-index="22" draw:name="Metin Çerçevesi 17" draw:style-name="gr1" draw:text-style-name="P49" svg:width="15.029cm" svg:height="0.708cm" svg:x="0.182cm" svg:y="-0.268cm"><draw:text-box><text:p text:style-name="P48"><text:span text:style-name="T38">man -k “list directory”</text:span></text:p></draw:text-box></draw:frame></text:p>
      <text:p text:style-name="P12"/>
      <text:p text:style-name="P12"><draw:frame draw:style-name="fr1" draw:name="Görüntü7" text:anchor-type="char" svg:width="18.002cm" svg:height="2.302cm" draw:z-index="23"><draw:image xlink:href="Pictures/10000000000003B200000079C01D7A813E07870F.png" xlink:type="simple" xlink:show="embed" xlink:actuate="onLoad" draw:mime-type="image/png"/></draw:frame><text:line-break/><text:span text:style-name="T32">Burada görüyoruz ki “</text:span><text:span text:style-name="T14">ls</text:span><text:span text:style-name="T32">” komutu ile listeleme yapabiliyoruz.</text:span></text:p>
      <text:p text:style-name="P12"/>
      <text:p text:style-name="P15">Sadece ls komutu için arama yaparsak aşağıdaki gibi bir sonuç alırız.</text:p>
      <text:p text:style-name="P15"/>
      <text:p text:style-name="P15"><draw:frame text:anchor-type="paragraph" draw:z-index="24" draw:name="Metin Çerçevesi 18" draw:style-name="gr1" draw:text-style-name="P49" svg:width="15.029cm" svg:height="0.708cm" svg:x="0.182cm" svg:y="-0.268cm"><draw:text-box><text:p text:style-name="P48"><text:span text:style-name="T38">man ls</text:span></text:p></draw:text-box></draw:frame></text:p>
      <text:p text:style-name="P15"/>
      <text:p text:style-name="P15"><draw:frame draw:style-name="fr5" draw:name="Görüntü8" text:anchor-type="char" svg:width="18.002cm" svg:height="8.938cm" draw:z-index="25"><draw:image xlink:href="Pictures/100000000000052C00000329112BC66C51B4E4BF.png" xlink:type="simple" xlink:show="embed" xlink:actuate="onLoad" draw:mime-type="image/png"/></draw:frame><text:line-break/></text:p>
      <text:p text:style-name="P16"><text:soft-page-break/>Şimdi yukarıdaki ls komutunu kullanalım.</text:p>
      <text:p text:style-name="P16"/>
      <text:p text:style-name="P16"><draw:frame text:anchor-type="paragraph" draw:z-index="26" draw:name="Metin Çerçevesi 19" draw:style-name="gr1" draw:text-style-name="P49" svg:width="15.029cm" svg:height="0.708cm" svg:x="0.182cm" svg:y="-0.268cm"><draw:text-box><text:p text:style-name="P48"><text:span text:style-name="T38">ls</text:span></text:p></draw:text-box></draw:frame></text:p>
      <text:p text:style-name="P16"/>
      <text:p text:style-name="P16"><draw:frame draw:style-name="fr1" draw:name="Görüntü9" text:anchor-type="char" svg:width="18.002cm" svg:height="0.863cm" draw:z-index="27"><draw:image xlink:href="Pictures/10000000000003FE000000315B09F410845C1B72.png" xlink:type="simple" xlink:show="embed" xlink:actuate="onLoad" draw:mime-type="image/png"/></draw:frame></text:p>
      <text:p text:style-name="P16"/>
      <text:p text:style-name="P17">Detaylı bir listeleme yapmak istersek <text:span text:style-name="T11">-l</text:span> opsiyonunu kullanırız.</text:p>
      <text:p text:style-name="P17"/>
      <text:p text:style-name="P17"><draw:frame text:anchor-type="paragraph" draw:z-index="28" draw:name="Metin Çerçevesi 20" draw:style-name="gr1" draw:text-style-name="P49" svg:width="15.029cm" svg:height="0.708cm" svg:x="0.182cm" svg:y="-0.268cm"><draw:text-box><text:p text:style-name="P48"><text:span text:style-name="T38">ls -l</text:span></text:p></draw:text-box></draw:frame></text:p>
      <text:p text:style-name="P17"/>
      <text:p text:style-name="P17"><draw:frame draw:style-name="fr2" draw:name="Görüntü10" text:anchor-type="char" svg:x="0.265cm" svg:y="0cm" svg:width="16.806cm" svg:height="5.884cm" draw:z-index="29"><draw:image xlink:href="Pictures/100000000000031A0000011640BD53C705A507E4.png" xlink:type="simple" xlink:show="embed" xlink:actuate="onLoad" draw:mime-type="image/png"/></draw:frame></text:p>
      <text:p text:style-name="P17"/>
      <text:p text:style-name="P18"><text:span text:style-name="Emphasis">Dosyalar arasında aşağı yukarı gezinebilmemizi “</text:span><text:span text:style-name="Emphasis"><text:span text:style-name="T11">cd</text:span></text:span><text:span text:style-name="Emphasis">” komutu ile sağlıyoruz. Ancak burada man komutunu cd komutu ile kullanamıyoruz. </text:span><text:span text:style-name="Emphasis"><text:span text:style-name="T33">Bu durumda “help cd” ile bu bilgiye ulaşabiliriz. Man ile açıklaması bulunmayanlara bu şekilde ulaşılabilir.</text:span></text:span></text:p>
      <text:p text:style-name="P18"><text:span text:style-name="Emphasis"/></text:p>
      <text:p text:style-name="P18"><text:span text:style-name="Emphasis"/></text:p>
      <text:p text:style-name="P19"><text:span text:style-name="Emphasis"><text:span text:style-name="T24">Input &amp; Output</text:span></text:span></text:p>
      <text:p text:style-name="P18"><text:span text:style-name="Emphasis"/></text:p>
      <text:p text:style-name="P18"/>
      <text:p text:style-name="P18"><draw:frame draw:style-name="fr3" draw:name="Görüntü11" text:anchor-type="char" svg:x="5.085cm" svg:y="0cm" svg:width="7.832cm" svg:height="6.562cm" draw:z-index="30"><draw:image xlink:href="Pictures/10000000000001720000013622B1CECAB1180C5B.png" xlink:type="simple" xlink:show="embed" xlink:actuate="onLoad" draw:mime-type="image/png"/></draw:frame></text:p>
      <text:p text:style-name="P18"/>
      <text:p text:style-name="P20"/>
      <text:p text:style-name="P20">Burada düzgün çalışan bir komut Standart Output olarak ekrana gelir, ancak hatalı girilen veya hatalı sonuç veren bir komut Standard Error olarak ekrana gelir.</text:p>
      <text:p text:style-name="P17"/>
      <text:p text:style-name="P34"/>
      <text:p text:style-name="P17"/>
      <text:p text:style-name="P34"><text:soft-page-break/>Input &amp; Output numaralandırmaları şu şekildedir</text:p>
      <text:p text:style-name="P16"/>
      <text:list text:style-name="L2">
        <text:list-item>
          <text:p text:style-name="P35">Standard Input --&gt; 0</text:p>
          <text:p text:style-name="P35"/>
        </text:list-item>
        <text:list-item>
          <text:p text:style-name="P35">Standard Output --&gt; 1</text:p>
        </text:list-item>
      </text:list>
      <text:p text:style-name="P34"/>
      <text:list text:continue-numbering="true" text:style-name="L2">
        <text:list-item>
          <text:p text:style-name="P35">Standard Error --&gt; 2</text:p>
        </text:list-item>
      </text:list>
      <text:p text:style-name="P16"/>
      <text:p text:style-name="P16"/>
      <text:p text:style-name="P20">Örnek ile ilerlersek;</text:p>
      <text:p text:style-name="P20"/>
      <text:p text:style-name="P21">Düzgün biçimde çalışan komut</text:p>
      <text:p text:style-name="P20"/>
      <text:p text:style-name="P20"><draw:frame text:anchor-type="paragraph" draw:z-index="32" draw:name="Metin Çerçevesi 21" draw:style-name="gr1" draw:text-style-name="P49" svg:width="15.029cm" svg:height="0.708cm" svg:x="0.182cm" svg:y="-0.268cm"><draw:text-box><text:p text:style-name="P48"><text:span text:style-name="T38">cal</text:span></text:p></draw:text-box></draw:frame></text:p>
      <text:p text:style-name="P20"/>
      <text:p text:style-name="P20"><draw:frame draw:style-name="fr3" draw:name="Görüntü12" text:anchor-type="char" svg:x="0.032cm" svg:y="0cm" svg:width="13.272cm" svg:height="4.72cm" draw:z-index="31"><draw:image xlink:href="Pictures/1000000000000273000000DFDD70E1DB323A744C.png" xlink:type="simple" xlink:show="embed" xlink:actuate="onLoad" draw:mime-type="image/png"/></draw:frame></text:p>
      <text:p text:style-name="P21">Hatalı çalışan komut</text:p>
      <text:p text:style-name="P20"/>
      <text:p text:style-name="P16"><draw:frame draw:style-name="fr1" draw:name="Görüntü13" text:anchor-type="char" svg:width="18.002cm" svg:height="4.695cm" draw:z-index="33"><draw:image xlink:href="Pictures/10000000000003DD0000010244679D7A0E9C4FD9.png" xlink:type="simple" xlink:show="embed" xlink:actuate="onLoad" draw:mime-type="image/png"/></draw:frame></text:p>
      <text:p text:style-name="P20">Yukarıda görüldüğü üzere “cal” komutu için “-u” opsiyonu bulunmamaktadır.</text:p>
      <text:p text:style-name="P20"/>
      <text:p text:style-name="P20"/>
      <text:p text:style-name="P32"><text:span text:style-name="T18">Komut Yönlendirme </text:span><text:span text:style-name="T11">(</text:span><text:span text:style-name="T18">Redirecting</text:span><text:span text:style-name="T11">)</text:span></text:p>
      <text:p text:style-name="P32"><text:span text:style-name="T11"/></text:p>
      <text:p text:style-name="P32">Input akışlarını gördükten sonra bu kanallardan aktarılan verileri bir dosyaya veya komuta aktarmayı görelim.</text:p>
      <text:p text:style-name="P32"/>
      <text:p text:style-name="P33">Mesela “date” komutu ile güncel tarihi elde ederiz. Peki ben bu komutu input olarak verdiğimde output olarak aldığım veriyi date.txt isimli bir dosyaya aktarmak istersem ne yapmalıyım ?</text:p>
      <text:p text:style-name="P33"/>
      <text:p text:style-name="P33">Bu sorunun cevabı şu şekilde;</text:p>
      <text:p text:style-name="P33"/>
      <text:p text:style-name="P33"><draw:frame text:anchor-type="paragraph" draw:z-index="34" draw:name="Metin Çerçevesi 22" draw:style-name="gr1" draw:text-style-name="P49" svg:width="15.029cm" svg:height="0.708cm" svg:x="0.182cm" svg:y="-0.268cm"><draw:text-box><text:p text:style-name="P48"><text:span text:style-name="T38">date 1&gt; date.txt</text:span></text:p></draw:text-box></draw:frame></text:p>
      <text:p text:style-name="P33"/>
      <text:p text:style-name="P33"><draw:frame draw:style-name="fr3" draw:name="Görüntü14" text:anchor-type="char" svg:x="0.28cm" svg:y="0cm" svg:width="13.441cm" svg:height="1.799cm" draw:z-index="35"><draw:image xlink:href="Pictures/100000000000027B000000554D973B93AE356E1A.png" xlink:type="simple" xlink:show="embed" xlink:actuate="onLoad" draw:mime-type="image/png"/></draw:frame><text:soft-page-break/></text:p>
      <text:p text:style-name="P33"><draw:frame draw:style-name="fr1" draw:name="Görüntü15" text:anchor-type="char" svg:width="18.002cm" svg:height="1.926cm" draw:z-index="36"><draw:image xlink:href="Pictures/1000000000000381000000600C7E52FD346073A1.png" xlink:type="simple" xlink:show="embed" xlink:actuate="onLoad" draw:mime-type="image/png"/></draw:frame></text:p>
      <text:p text:style-name="P33">Yukarıda da görüldüğü üzere 1 numaralı kanaldan <text:span text:style-name="T34">yani Standard Output cevabını date.txt içerisine aktardık.</text:span></text:p>
      <text:p text:style-name="P33"/>
      <text:p text:style-name="P37">Bu komutu tekrar çalıştırırsak date.txt içerisindeki veriyi yeni komut ile ezer. </text:p>
      <text:p text:style-name="P37"/>
      <text:p text:style-name="P37">Peki ben yeniden çalıştırdığım komut çıktısını altına eklemek istersem ne yapmalıyım?</text:p>
      <text:p text:style-name="P37"/>
      <text:p text:style-name="P37">Bunun için aşağıdaki komutu kullanabiliriz.</text:p>
      <text:p text:style-name="P37"/>
      <text:p text:style-name="P37"><draw:frame text:anchor-type="paragraph" draw:z-index="37" draw:name="Metin Çerçevesi 23" draw:style-name="gr1" draw:text-style-name="P49" svg:width="15.029cm" svg:height="0.708cm" svg:x="0.182cm" svg:y="-0.268cm"><draw:text-box><text:p text:style-name="P48"><text:span text:style-name="T38">date 1&gt;&gt; date.txt</text:span></text:p></draw:text-box></draw:frame></text:p>
      <text:p text:style-name="P33"/>
      <text:p text:style-name="P33"><draw:frame draw:style-name="fr1" draw:name="Görüntü16" text:anchor-type="char" svg:width="18.002cm" svg:height="2.043cm" draw:z-index="38"><draw:image xlink:href="Pictures/100000000000036800000063BC611BC59D1E23B6.png" xlink:type="simple" xlink:show="embed" xlink:actuate="onLoad" draw:mime-type="image/png"/></draw:frame></text:p>
      <text:p text:style-name="P37">Sonuç yukarıdaki gibi olacaktır.</text:p>
      <text:p text:style-name="P37"/>
      <text:p text:style-name="P38">Burada 1 numaralı kanaldan gelenleri date.txt içine yönlendirdim. Peki 2 numaralı kanaldan gelenleri de ayrı bir dosyaya yönlendirmek istersek ne yapmalıyız ?</text:p>
      <text:p text:style-name="P38"/>
      <text:p text:style-name="P38"><draw:frame text:anchor-type="paragraph" draw:z-index="39" draw:name="Metin Çerçevesi 24" draw:style-name="gr1" draw:text-style-name="P49" svg:width="15.029cm" svg:height="0.708cm" svg:x="0.182cm" svg:y="-0.268cm"><draw:text-box><text:p text:style-name="P48"><text:span text:style-name="T38">date 1&gt;&gt; date.txt 2&gt;&gt; error.txt</text:span></text:p></draw:text-box></draw:frame></text:p>
      <text:p text:style-name="P39"/>
      <text:p text:style-name="P38"><draw:frame draw:style-name="fr4" draw:name="Görüntü17" text:anchor-type="char" svg:width="18.002cm" svg:height="5.166cm" draw:z-index="40"><draw:image xlink:href="Pictures/100000000000036E000000FC84D7F70D7599FC8D.png" xlink:type="simple" xlink:show="embed" xlink:actuate="onLoad" draw:mime-type="image/png"/></draw:frame><draw:frame draw:style-name="fr2" draw:name="Görüntü18" text:anchor-type="char" svg:x="0.085cm" svg:y="5.637cm" svg:width="18.002cm" svg:height="2.134cm" draw:z-index="41"><draw:image xlink:href="Pictures/100000000000037E0000006A3EDA014AECFFE097.png" xlink:type="simple" xlink:show="embed" xlink:actuate="onLoad" draw:mime-type="image/png"/></draw:frame></text:p>
      <text:p text:style-name="P38"><draw:frame draw:style-name="fr2" draw:name="Görüntü19" text:anchor-type="char" svg:x="0.106cm" svg:y="0.025cm" svg:width="18.002cm" svg:height="2.297cm" draw:z-index="42"><draw:image xlink:href="Pictures/10000000000003870000008B9B5F39B7E079B0EB.png" xlink:type="simple" xlink:show="embed" xlink:actuate="onLoad" draw:mime-type="image/png"/></draw:frame></text:p>
      <text:p text:style-name="P39"><text:soft-page-break/>Yukarıda da görüldüğü üzere 2 numaralı kanaldan bir hata çıktısı olmadığı için herhangi bir veri yazılmamıştır.</text:p>
      <text:p text:style-name="P39"/>
      <text:p text:style-name="P40">Hata üretebilen bir komut girersek;</text:p>
      <text:p text:style-name="P40"/>
      <text:p text:style-name="P40"/>
      <text:p text:style-name="P38"><draw:frame text:anchor-type="paragraph" draw:z-index="43" draw:name="Metin Çerçevesi 25" draw:style-name="gr1" draw:text-style-name="P49" svg:width="15.029cm" svg:height="0.708cm" svg:x="0.182cm" svg:y="-0.268cm"><draw:text-box><text:p text:style-name="P48"><text:span text:style-name="T38">date shdhslhdlshd 1&gt;&gt; date.txt 2&gt;&gt; error.txt</text:span></text:p></draw:text-box></draw:frame></text:p>
      <text:p text:style-name="P38"><draw:frame draw:style-name="fr3" draw:name="Görüntü20" text:anchor-type="char" svg:x="0.101cm" svg:y="0.445cm" svg:width="12.467cm" svg:height="2.328cm" draw:z-index="44"><draw:image xlink:href="Pictures/100000000000024D0000006E79AC1DCF05E693B1.png" xlink:type="simple" xlink:show="embed" xlink:actuate="onLoad" draw:mime-type="image/png"/></draw:frame><draw:frame draw:style-name="fr2" draw:name="Görüntü21" text:anchor-type="char" svg:x="0.143cm" svg:y="3.196cm" svg:width="13.737cm" svg:height="2.794cm" draw:z-index="45"><draw:image xlink:href="Pictures/10000000000002890000008494B5F8CE85DBF2B6.png" xlink:type="simple" xlink:show="embed" xlink:actuate="onLoad" draw:mime-type="image/png"/></draw:frame><text:line-break/></text:p>
      <text:p text:style-name="P38"/>
      <text:p text:style-name="P38"/>
      <text:p text:style-name="P38"/>
      <text:p text:style-name="P38"/>
      <text:p text:style-name="P38"/>
      <text:p text:style-name="P38"/>
      <text:p text:style-name="P41">Yukarıda görüldüğü üzere 2 numaralı standard error taraflı çıktıdan gelen hatalı işlemde yeni bir satır eklendi fakat 1 numaralı standard output çıktısı olmadığı için date.txt içerisine herhangi bir şey eklenmedi.</text:p>
      <text:p text:style-name="P41"/>
      <text:p text:style-name="P42">Standard Input içinde bir veri aktarabiliriz. Bunun için daha sonradan göreceğimiz “<text:span text:style-name="T11">cat</text:span>” komutunu kullanalım.</text:p>
      <text:p text:style-name="P42"/>
      <text:p text:style-name="P42"><draw:frame text:anchor-type="paragraph" draw:z-index="46" draw:name="Metin Çerçevesi 26" draw:style-name="gr1" draw:text-style-name="P49" svg:width="15.029cm" svg:height="0.708cm" svg:x="0.182cm" svg:y="-0.268cm"><draw:text-box><text:p text:style-name="P48"><text:span text:style-name="T38">cat 0&lt; date.txt</text:span></text:p></draw:text-box></draw:frame></text:p>
      <text:p text:style-name="P42"/>
      <text:p text:style-name="P42"><draw:frame draw:style-name="fr1" draw:name="Görüntü22" text:anchor-type="char" svg:width="18.002cm" svg:height="2.268cm" draw:z-index="47"><draw:image xlink:href="Pictures/1000000000000398000000743BFAB5044203BA0B.png" xlink:type="simple" xlink:show="embed" xlink:actuate="onLoad" draw:mime-type="image/png"/></draw:frame></text:p>
      <text:p text:style-name="P42"/>
      <text:p text:style-name="P43">Görüldüğü üzere önceden date.txt içine eklenen 3 satırlık <text:span text:style-name="T35">verileri</text:span> bu şekilde okuyabiliyoruz.</text:p>
      <text:p text:style-name="P43"/>
      <text:p text:style-name="P44">Buradan “<text:span text:style-name="T15">cat</text:span>” <text:span text:style-name="T36">komutu ile</text:span> aldığımız verileri “<text:span text:style-name="T11">hello.txt</text:span>” isimli dosyaya yazdır<text:span text:style-name="T37">alım. Eğer bir hata olursa da “</text:span><text:span text:style-name="T16">error.txt</text:span><text:span text:style-name="T37">” içerisine bunu yazdıralım.</text:span><text:line-break/></text:p>
      <text:p text:style-name="P44"/>
      <text:p text:style-name="P44"><draw:frame text:anchor-type="paragraph" draw:z-index="48" draw:name="Metin Çerçevesi 27" draw:style-name="gr1" draw:text-style-name="P49" svg:width="15.029cm" svg:height="0.708cm" svg:x="0.182cm" svg:y="-0.268cm"><draw:text-box><text:p text:style-name="P48"><text:span text:style-name="T38">cat 0&lt; date.txt 1&gt;&gt; hello.txt 2&gt;&gt; error.txt</text:span></text:p></draw:text-box></draw:frame></text:p>
      <text:p text:style-name="P44"/>
      <text:p text:style-name="P45">Başarılı şekilde çalıştığı için “<text:span text:style-name="T11">hello.txt</text:span>” dosyası şu şekilde olacaktır.</text:p>
      <text:p text:style-name="P45"><draw:frame draw:style-name="fr2" draw:name="Görüntü23" text:anchor-type="char" svg:x="0.026cm" svg:y="0.381cm" svg:width="17.357cm" svg:height="4.022cm" draw:z-index="49"><draw:image xlink:href="Pictures/1000000000000334000000BED14C289EDBFA5FA7.png" xlink:type="simple" xlink:show="embed" xlink:actuate="onLoad" draw:mime-type="image/png"/></draw:frame></text:p>
      <text:p text:style-name="P46"><text:soft-page-break/>Kullandığımız terminaller de aslında birer dosyadan ibarettir.</text:p>
      <text:p text:style-name="P46"/>
      <text:p text:style-name="P46">2 ayrı terminal açalım ve birinden diğerine bir input yollamayı deneyelim.</text:p>
      <text:p text:style-name="P46"/>
      <text:p text:style-name="P46"><draw:frame draw:style-name="fr1" draw:name="Görüntü24" text:anchor-type="char" svg:width="18.002cm" svg:height="6.904cm" draw:z-index="50"><draw:image xlink:href="Pictures/10000000000006D30000029EAEA5AD2E55D93AA0.png" xlink:type="simple" xlink:show="embed" xlink:actuate="onLoad" draw:mime-type="image/png"/></draw:frame></text:p>
      <text:p text:style-name="P47">Yukarıda görüldüğü üzere her terminal ayrı birer dosya konumuna işaret etmektedir.</text:p>
      <text:p text:style-name="P47"/>
      <text:p text:style-name="P47">Şimdi 1. terminal içerisinde “<text:span text:style-name="T11">date.txt</text:span>” içerisinde yazanları input olarak 2. terminale aktaralım.</text:p>
      <text:p text:style-name="P47"/>
      <text:p text:style-name="P47"><draw:frame draw:style-name="fr1" draw:name="Görüntü25" text:anchor-type="char" svg:width="18.002cm" svg:height="4.905cm" draw:z-index="51"><draw:image xlink:href="Pictures/10000000000006C4000001D8A2D2E742C1A5B27F.png" xlink:type="simple" xlink:show="embed" xlink:actuate="onLoad" draw:mime-type="image/png"/></draw:frame></text:p>
      <text:p text:style-name="P47">Yukarıdaki gibi bir çıktı alırız.Yani Linux içindeki herşey birer dosyadan oluşmaktadır.</text:p>
      <text:p text:style-name="P47"/>
      <text:p text:style-name="P47"/>
      <text:p text:style-name="P4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tr" fo:country="T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Table_20__28_WW_29_" style:display-name="Normal Table (WW)" style:family="paragraph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tr" fo:country="TR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Paragraph_20_Font_20__28_WW_29_" style:display-name="Default Paragraph Font (WW)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499cm" fo:margin-bottom="1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2T23:26:10.742000000</meta:creation-date>
    <dc:date>2023-10-13T17:33:33.231000000</dc:date>
    <meta:editing-duration>PT2H40M10S</meta:editing-duration>
    <meta:editing-cycles>78</meta:editing-cycles>
    <meta:generator>LibreOffice/7.6.2.1$Windows_X86_64 LibreOffice_project/56f7684011345957bbf33a7ee678afaf4d2ba333</meta:generator>
    <meta:document-statistic meta:table-count="0" meta:image-count="25" meta:object-count="0" meta:page-count="9" meta:paragraph-count="74" meta:word-count="692" meta:character-count="5142" meta:non-whitespace-character-count="4486"/>
  </office:meta>
</office:document-meta>
</file>